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24-01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23-01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21-01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20-09-09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20-01-07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9-08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9-04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9-01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8-09-05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8-01-10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6-01-11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5-09-30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5-05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5-01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4-09-17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4-05-2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4-01-27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3-10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10</text:p>
          </table:table-cell>
          <table:table-cell office:value-type="string" calcext:value-type="string">
            <text:p>RUSH-146</text:p>
          </table:table-cell>
          <table:table-cell office:value-type="string" calcext:value-type="string">
            <text:p>201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